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Math TeX Gyre" svg:font-family="&quot;DejaVu Math TeX Gyr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DejaVu Math TeX Gyre" style:font-name-asian="DejaVu Math TeX Gyre" style:font-name-complex="DejaVu Math TeX Gyre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4" style:family="table-cell" style:parent-style-name="Default" style:data-style-name="N0">
      <style:table-cell-properties fo:background-color="#81D41A"/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#FF4000"/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6" style:family="table-cell" style:parent-style-name="Default" style:data-style-name="N0">
      <style:text-properties style:font-name="DejaVu Math TeX Gyre" style:font-name-asian="DejaVu Math TeX Gyre" style:font-name-complex="DejaVu Math TeX Gyre"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B4C7DC"/>
      <style:text-properties style:font-name="DejaVu Math TeX Gyre" style:font-name-asian="DejaVu Math TeX Gyre" style:font-name-complex="DejaVu Math TeX Gyre"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DejaVu Math TeX Gyre" style:font-name-asian="DejaVu Math TeX Gyre" style:font-name-complex="DejaVu Math TeX Gyre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DejaVu Sans" style:font-name-asian="DejaVu Sans" style:font-name-complex="DejaVu Sans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9.63083333333333cm"/>
    </style:style>
    <style:style style:name="co2" style:family="table-column">
      <style:table-column-properties fo:break-before="auto" style:column-width="8.83708333333333cm"/>
    </style:style>
    <style:style style:name="co3" style:family="table-column">
      <style:table-column-properties fo:break-before="auto" style:column-width="8.62541666666667cm"/>
    </style:style>
    <style:style style:name="co4" style:family="table-column">
      <style:table-column-properties fo:break-before="auto" style:column-width="8.12270833333333cm"/>
    </style:style>
    <style:style style:name="co5" style:family="table-column">
      <style:table-column-properties fo:break-before="auto" style:column-width="7.09083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7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column table:style-name="co7" table:number-columns-repeated="15360" table:default-cell-style-name="ce1"/>
        <table:table-row table:style-name="ro1">
          <table:table-cell office:value-type="string" table:style-name="ce2">
            <text:p>LEGEND:</text:p>
          </table:table-cell>
          <table:table-cell office:value-type="string" table:style-name="ce3">
            <text:p>TASK</text:p>
          </table:table-cell>
          <table:table-cell office:value-type="string" table:style-name="ce4">
            <text:p>FEATURE</text:p>
          </table:table-cell>
          <table:table-cell office:value-type="string" table:style-name="ce5">
            <text:p>BUG</text:p>
          </table:table-cell>
          <table:table-cell table:number-columns-repeated="1020" table:style-name="ce6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7">
            <text:p>TO-DO:</text:p>
          </table:table-cell>
          <table:table-cell office:value-type="string" table:style-name="ce7">
            <text:p>IN PROGRESS:</text:p>
          </table:table-cell>
          <table:table-cell office:value-type="string" table:style-name="ce7">
            <text:p>PEER REVIEW:</text:p>
          </table:table-cell>
          <table:table-cell office:value-type="string" table:style-name="ce7">
            <text:p>IN TEST:</text:p>
          </table:table-cell>
          <table:table-cell office:value-type="string" table:style-name="ce7">
            <text:p>COMPLETED: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NDROID: USER</text:p>
          </table:table-cell>
          <table:table-cell office:value-type="string" table:style-name="ce4">
            <text:p>WEB: FRONT END</text:p>
          </table:table-cell>
          <table:table-cell office:value-type="string" table:style-name="ce4">
            <text:p>ANDROID: FRONT END</text:p>
          </table:table-cell>
          <table:table-cell office:value-type="string" table:style-name="ce4">
            <text:p>DB: CREATE</text:p>
          </table:table-cell>
          <table:table-cell office:value-type="string" table:style-name="ce4">
            <text:p>LOG IN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<text:span text:style-name="T2">ANDROID</text:span>: REPORT</text:p>
          </table:table-cell>
          <table:table-cell office:value-type="string" table:style-name="ce4">
            <text:p>DB-WEB COMMUNICATION</text:p>
          </table:table-cell>
          <table:table-cell office:value-type="string" table:style-name="ce4">
            <text:p>PHP: OWNER</text:p>
          </table:table-cell>
          <table:table-cell office:value-type="string" table:style-name="ce4">
            <text:p>DB: INSERT</text:p>
          </table:table-cell>
          <table:table-cell table:number-columns-repeated="1020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STORE</text:p>
          </table:table-cell>
          <table:table-cell table:style-name="ce1"/>
          <table:table-cell office:value-type="string" table:style-name="ce4">
            <text:p>PHP: REVIEW</text:p>
          </table:table-cell>
          <table:table-cell office:value-type="string" table:style-name="ce4">
            <text:p>PHP: ADMIN</text:p>
          </table:table-cell>
          <table:table-cell table:number-columns-repeated="1020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REVIEW</text:p>
          </table:table-cell>
          <table:table-cell table:style-name="ce1"/>
          <table:table-cell office:value-type="string" table:style-name="ce4">
            <text:p>PHP: EVENT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EVENT</text:p>
          </table:table-cell>
          <table:table-cell table:style-name="ce6"/>
          <table:table-cell office:value-type="string" table:style-name="ce4">
            <text:p>PHP: STORE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RESERVATION</text:p>
          </table:table-cell>
          <table:table-cell table:style-name="ce6"/>
          <table:table-cell office:value-type="string" table:style-name="ce4">
            <text:p>PHP: USER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4">
            <text:p><text:span text:style-name="T2">ANDROID</text:span>: TABLE</text:p>
          </table:table-cell>
          <table:table-cell table:style-name="ce6"/>
          <table:table-cell office:value-type="string" table:style-name="ce4">
            <text:p>PHP: RESERVATION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4">
            <text:p>WEB-ANDROID COMMUNICATION</text:p>
          </table:table-cell>
          <table:table-cell table:style-name="ce6"/>
          <table:table-cell office:value-type="string" table:style-name="ce4">
            <text:p>PHP: REPORT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3">
            <text:p>WEB: Update About us</text:p>
          </table:table-cell>
          <table:table-cell table:style-name="ce6"/>
          <table:table-cell office:value-type="string" table:style-name="ce4">
            <text:p>PHP: TABLE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office:value-type="string" table:style-name="ce3">
            <text:p>Update README</text:p>
          </table:table-cell>
          <table:table-cell table:style-name="ce6"/>
          <table:table-cell office:value-type="string" table:style-name="ce4">
            <text:p>ANDROID: ADMIN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table:number-columns-repeated="2" table:style-name="ce6"/>
          <table:table-cell office:value-type="string" table:style-name="ce4">
            <text:p>ANDROID: OWNER</text:p>
          </table:table-cell>
          <table:table-cell table:number-columns-repeated="1021" table:style-name="ce6"/>
          <table:table-cell table:number-columns-repeated="15360"/>
        </table:table-row>
        <table:table-row table:style-name="ro1">
          <table:table-cell table:number-columns-repeated="1024" table:style-name="ce6"/>
          <table:table-cell table:number-columns-repeated="1536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DejaVu Sans" svg:font-family="&quot;DejaVu Sans&quot;"/>
    <style:font-face style:name="DejaVu Math TeX Gyre" svg:font-family="&quot;DejaVu Math TeX Gyre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" style:font-name-asian="DejaVu Sans" style:font-name-complex="DejaVu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Γιώργος</meta:initial-creator>
    <dc:creator>Χρήστης των Windows</dc:creator>
    <meta:creation-date>2019-05-14T16:14:37Z</meta:creation-date>
    <dc:date>2019-05-15T09:14:40Z</dc:date>
    <meta:editing-cycles>16</meta:editing-cycles>
    <meta:editing-duration>PT8048S</meta:editing-duration>
  </office:meta>
</office:document-meta>
</file>